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ext-properties style:font-name-asian="Droid Sans Fallback" style:language-asian="hi" style:country-asian="IN" style:font-name-complex="FreeSans" style:language-complex="en" style:country-complex="US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hreads #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2.145" calcext:value-type="float">
            <text:p>22.145</text:p>
          </table:table-cell>
          <table:table-cell office:value-type="float" office:value="16.749" calcext:value-type="float">
            <text:p>16.749</text:p>
          </table:table-cell>
          <table:table-cell office:value-type="float" office:value="14.012" calcext:value-type="float">
            <text:p>14.012</text:p>
          </table:table-cell>
          <table:table-cell office:value-type="float" office:value="15.725" calcext:value-type="float">
            <text:p>15.725</text:p>
          </table:table-cell>
          <table:table-cell office:value-type="float" office:value="19.312" calcext:value-type="float">
            <text:p>19.312</text:p>
          </table:table-cell>
          <table:table-cell office:value-type="float" office:value="19.527" calcext:value-type="float">
            <text:p>19.5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.473" calcext:value-type="float">
            <text:p>23.473</text:p>
          </table:table-cell>
          <table:table-cell office:value-type="float" office:value="16.219" calcext:value-type="float">
            <text:p>16.219</text:p>
          </table:table-cell>
          <table:table-cell office:value-type="float" office:value="14.132" calcext:value-type="float">
            <text:p>14.132</text:p>
          </table:table-cell>
          <table:table-cell office:value-type="float" office:value="15.142" calcext:value-type="float">
            <text:p>15.142</text:p>
          </table:table-cell>
          <table:table-cell office:value-type="float" office:value="18.345" calcext:value-type="float">
            <text:p>18.345</text:p>
          </table:table-cell>
          <table:table-cell office:value-type="float" office:value="19.771" calcext:value-type="float">
            <text:p>19.7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.59" calcext:value-type="float">
            <text:p>23.59</text:p>
          </table:table-cell>
          <table:table-cell office:value-type="float" office:value="15.939" calcext:value-type="float">
            <text:p>15.939</text:p>
          </table:table-cell>
          <table:table-cell office:value-type="float" office:value="15.092" calcext:value-type="float">
            <text:p>15.092</text:p>
          </table:table-cell>
          <table:table-cell office:value-type="float" office:value="15.217" calcext:value-type="float">
            <text:p>15.217</text:p>
          </table:table-cell>
          <table:table-cell office:value-type="float" office:value="18.258" calcext:value-type="float">
            <text:p>18.258</text:p>
          </table:table-cell>
          <table:table-cell office:value-type="float" office:value="18.83" calcext:value-type="float">
            <text:p>18.83</text:p>
          </table:table-cell>
          <table:table-cell table:number-columns-repeated="6"/>
        </table:table-row>
        <table:table-row table:style-name="ro2">
          <table:table-cell/>
          <table:table-cell office:value-type="float" office:value="23.451" calcext:value-type="float">
            <text:p>23.451</text:p>
          </table:table-cell>
          <table:table-cell office:value-type="float" office:value="16.022" calcext:value-type="float">
            <text:p>16.022</text:p>
          </table:table-cell>
          <table:table-cell office:value-type="float" office:value="14.681" calcext:value-type="float">
            <text:p>14.681</text:p>
          </table:table-cell>
          <table:table-cell office:value-type="float" office:value="15.681" calcext:value-type="float">
            <text:p>15.681</text:p>
          </table:table-cell>
          <table:table-cell office:value-type="float" office:value="18.991" calcext:value-type="float">
            <text:p>18.991</text:p>
          </table:table-cell>
          <table:table-cell office:value-type="float" office:value="19.61" calcext:value-type="float">
            <text:p>19.61</text:p>
          </table:table-cell>
          <table:table-cell table:number-columns-repeated="2"/>
          <table:table-cell office:value-type="string" calcext:value-type="string">
            <text:p>Threads #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</table:table-row>
        <table:table-row table:style-name="ro2">
          <table:table-cell/>
          <table:table-cell office:value-type="float" office:value="23.459" calcext:value-type="float">
            <text:p>23.459</text:p>
          </table:table-cell>
          <table:table-cell office:value-type="float" office:value="15.891" calcext:value-type="float">
            <text:p>15.891</text:p>
          </table:table-cell>
          <table:table-cell office:value-type="float" office:value="14.612" calcext:value-type="float">
            <text:p>14.612</text:p>
          </table:table-cell>
          <table:table-cell office:value-type="float" office:value="15.321" calcext:value-type="float">
            <text:p>15.321</text:p>
          </table:table-cell>
          <table:table-cell office:value-type="float" office:value="18.556" calcext:value-type="float">
            <text:p>18.556</text:p>
          </table:table-cell>
          <table:table-cell office:value-type="float" office:value="18.478" calcext:value-type="float">
            <text:p>18.4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.22" calcext:value-type="float">
            <text:p>23.22</text:p>
          </table:table-cell>
          <table:table-cell table:style-name="ce2" office:value-type="float" office:value="23.537" calcext:value-type="float">
            <text:p>23.537</text:p>
          </table:table-cell>
          <table:table-cell office:value-type="float" office:value="22.98" calcext:value-type="float">
            <text:p>22.98</text:p>
          </table:table-cell>
        </table:table-row>
        <table:table-row table:style-name="ro2">
          <table:table-cell/>
          <table:table-cell table:number-columns-repeated="6" office:value-type="string" calcext:value-type="string">
            <text:p>M.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float" office:value="16.164" calcext:value-type="float">
            <text:p>16.164</text:p>
          </table:table-cell>
          <table:table-cell office:value-type="float" office:value="13.2866" calcext:value-type="float">
            <text:p>13.2866</text:p>
          </table:table-cell>
          <table:table-cell office:value-type="float" office:value="13.282" calcext:value-type="float">
            <text:p>13.282</text:p>
          </table:table-cell>
        </table:table-row>
        <table:table-row table:style-name="ro2">
          <table:table-cell office:value-type="string" calcext:value-type="string">
            <text:p>Time</text:p>
          </table:table-cell>
          <table:table-cell office:value-type="float" office:value="23.22" calcext:value-type="float">
            <text:p>23.22</text:p>
          </table:table-cell>
          <table:table-cell office:value-type="float" office:value="16.164" calcext:value-type="float">
            <text:p>16.164</text:p>
          </table:table-cell>
          <table:table-cell table:formula="of:=AVERAGE([.D2:.D6])" office:value-type="float" office:value="14.5058" calcext:value-type="float">
            <text:p>14.5058</text:p>
          </table:table-cell>
          <table:table-cell office:value-type="float" office:value="15.41" calcext:value-type="float">
            <text:p>15.41</text:p>
          </table:table-cell>
          <table:table-cell table:formula="of:=AVERAGE([.F2:.F6])" office:value-type="float" office:value="18.6924" calcext:value-type="float">
            <text:p>18.6924</text:p>
          </table:table-cell>
          <table:table-cell table:formula="of:=AVERAGE([.G2:.G6])" office:value-type="float" office:value="19.2432" calcext:value-type="float">
            <text:p>19.243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4.5058" calcext:value-type="float">
            <text:p>14.5058</text:p>
          </table:table-cell>
          <table:table-cell office:value-type="float" office:value="9.098" calcext:value-type="float">
            <text:p>9.098</text:p>
          </table:table-cell>
          <table:table-cell office:value-type="float" office:value="8.92" calcext:value-type="float">
            <text:p>8.92</text:p>
          </table:table-cell>
        </table:table-row>
        <table:table-row table:style-name="ro2"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15.41" calcext:value-type="float">
            <text:p>15.41</text:p>
          </table:table-cell>
          <table:table-cell office:value-type="float" office:value="8.776" calcext:value-type="float">
            <text:p>8.776</text:p>
          </table:table-cell>
          <table:table-cell office:value-type="float" office:value="8.5822" calcext:value-type="float">
            <text:p>8.5822</text:p>
          </table:table-cell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18.692" calcext:value-type="float">
            <text:p>18.692</text:p>
          </table:table-cell>
          <table:table-cell office:value-type="float" office:value="10.6224" calcext:value-type="float">
            <text:p>10.6224</text:p>
          </table:table-cell>
          <table:table-cell office:value-type="float" office:value="9.788" calcext:value-type="float">
            <text:p>9.788</text:p>
          </table:table-cell>
        </table:table-row>
        <table:table-row table:style-name="ro2">
          <table:table-cell table:style-name="ce1" office:value-type="string" calcext:value-type="string">
            <text:p>v2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19.24" calcext:value-type="float">
            <text:p>19.24</text:p>
          </table:table-cell>
          <table:table-cell office:value-type="float" office:value="11.6456" calcext:value-type="float">
            <text:p>11.6456</text:p>
          </table:table-cell>
          <table:table-cell office:value-type="float" office:value="10.609" calcext:value-type="float">
            <text:p>10.609</text:p>
          </table:table-cell>
        </table:table-row>
        <table:table-row table:style-name="ro2">
          <table:table-cell office:value-type="string" calcext:value-type="string">
            <text:p>Threads #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arxikos kwdikas</text:p>
          </table:table-cell>
          <table:table-cell office:value-type="float" office:value="23.22" calcext:value-type="float">
            <text:p>23.22</text:p>
          </table:table-cell>
          <table:table-cell table:number-columns-repeated="2" table:style-name="ce3" office:value-type="float" office:value="17.992" calcext:value-type="float">
            <text:p>17.992</text:p>
          </table:table-cell>
        </table:table-row>
        <table:table-row table:style-name="ro2">
          <table:table-cell office:value-type="string" calcext:value-type="string">
            <text:p>Time</text:p>
          </table:table-cell>
          <table:table-cell office:value-type="float" office:value="23.494" calcext:value-type="float">
            <text:p>23.494</text:p>
          </table:table-cell>
          <table:table-cell office:value-type="float" office:value="13.103" calcext:value-type="float">
            <text:p>13.103</text:p>
          </table:table-cell>
          <table:table-cell office:value-type="float" office:value="9.076" calcext:value-type="float">
            <text:p>9.076</text:p>
          </table:table-cell>
          <table:table-cell office:value-type="float" office:value="8.841" calcext:value-type="float">
            <text:p>8.841</text:p>
          </table:table-cell>
          <table:table-cell office:value-type="float" office:value="10.891" calcext:value-type="float">
            <text:p>10.891</text:p>
          </table:table-cell>
          <table:table-cell office:value-type="float" office:value="11.807" calcext:value-type="float">
            <text:p>11.807</text:p>
          </table:table-cell>
          <table:table-cell table:number-columns-repeated="6"/>
        </table:table-row>
        <table:table-row table:style-name="ro2">
          <table:table-cell/>
          <table:table-cell office:value-type="float" office:value="23.226" calcext:value-type="float">
            <text:p>23.226</text:p>
          </table:table-cell>
          <table:table-cell office:value-type="float" office:value="13.174" calcext:value-type="float">
            <text:p>13.174</text:p>
          </table:table-cell>
          <table:table-cell office:value-type="float" office:value="9.089" calcext:value-type="float">
            <text:p>9.089</text:p>
          </table:table-cell>
          <table:table-cell office:value-type="float" office:value="8.742" calcext:value-type="float">
            <text:p>8.742</text:p>
          </table:table-cell>
          <table:table-cell office:value-type="float" office:value="10.321" calcext:value-type="float">
            <text:p>10.321</text:p>
          </table:table-cell>
          <table:table-cell office:value-type="float" office:value="11.227" calcext:value-type="float">
            <text:p>11.227</text:p>
          </table:table-cell>
          <table:table-cell table:number-columns-repeated="6"/>
        </table:table-row>
        <table:table-row table:style-name="ro2">
          <table:table-cell/>
          <table:table-cell office:value-type="float" office:value="23.486" calcext:value-type="float">
            <text:p>23.486</text:p>
          </table:table-cell>
          <table:table-cell office:value-type="float" office:value="13.693" calcext:value-type="float">
            <text:p>13.693</text:p>
          </table:table-cell>
          <table:table-cell office:value-type="float" office:value="9.119" calcext:value-type="float">
            <text:p>9.119</text:p>
          </table:table-cell>
          <table:table-cell office:value-type="float" office:value="8.8" calcext:value-type="float">
            <text:p>8.8</text:p>
          </table:table-cell>
          <table:table-cell office:value-type="float" office:value="10.523" calcext:value-type="float">
            <text:p>10.523</text:p>
          </table:table-cell>
          <table:table-cell office:value-type="float" office:value="11.954" calcext:value-type="float">
            <text:p>11.954</text:p>
          </table:table-cell>
          <table:table-cell table:number-columns-repeated="6"/>
        </table:table-row>
        <table:table-row table:style-name="ro2">
          <table:table-cell/>
          <table:table-cell office:value-type="float" office:value="23.894" calcext:value-type="float">
            <text:p>23.894</text:p>
          </table:table-cell>
          <table:table-cell office:value-type="float" office:value="13.485" calcext:value-type="float">
            <text:p>13.485</text:p>
          </table:table-cell>
          <table:table-cell office:value-type="float" office:value="8.996" calcext:value-type="float">
            <text:p>8.996</text:p>
          </table:table-cell>
          <table:table-cell office:value-type="float" office:value="8.771" calcext:value-type="float">
            <text:p>8.771</text:p>
          </table:table-cell>
          <table:table-cell office:value-type="float" office:value="10.726" calcext:value-type="float">
            <text:p>10.726</text:p>
          </table:table-cell>
          <table:table-cell office:value-type="float" office:value="11.685" calcext:value-type="float">
            <text:p>11.685</text:p>
          </table:table-cell>
          <table:table-cell table:number-columns-repeated="6"/>
        </table:table-row>
        <table:table-row table:style-name="ro2">
          <table:table-cell/>
          <table:table-cell office:value-type="float" office:value="23.586" calcext:value-type="float">
            <text:p>23.586</text:p>
          </table:table-cell>
          <table:table-cell office:value-type="float" office:value="12.978" calcext:value-type="float">
            <text:p>12.978</text:p>
          </table:table-cell>
          <table:table-cell office:value-type="float" office:value="9.21" calcext:value-type="float">
            <text:p>9.21</text:p>
          </table:table-cell>
          <table:table-cell office:value-type="float" office:value="8.789" calcext:value-type="float">
            <text:p>8.789</text:p>
          </table:table-cell>
          <table:table-cell office:value-type="float" office:value="10.651" calcext:value-type="float">
            <text:p>10.651</text:p>
          </table:table-cell>
          <table:table-cell office:value-type="float" office:value="11.555" calcext:value-type="float">
            <text:p>11.555</text:p>
          </table:table-cell>
          <table:table-cell table:number-columns-repeated="6"/>
        </table:table-row>
        <table:table-row table:style-name="ro2">
          <table:table-cell/>
          <table:table-cell table:number-columns-repeated="6" office:value-type="string" calcext:value-type="string">
            <text:p>M.O</text:p>
          </table:table-cell>
          <table:table-cell table:number-columns-repeated="6"/>
        </table:table-row>
        <table:table-row table:style-name="ro2">
          <table:table-cell/>
          <table:table-cell office:value-type="float" office:value="23.537" calcext:value-type="float">
            <text:p>23.537</text:p>
          </table:table-cell>
          <table:table-cell office:value-type="float" office:value="13.2866" calcext:value-type="float">
            <text:p>13.2866</text:p>
          </table:table-cell>
          <table:table-cell office:value-type="float" office:value="9.098" calcext:value-type="float">
            <text:p>9.098</text:p>
          </table:table-cell>
          <table:table-cell office:value-type="float" office:value="8.776" calcext:value-type="float">
            <text:p>8.776</text:p>
          </table:table-cell>
          <table:table-cell office:value-type="float" office:value="10.6224" calcext:value-type="float">
            <text:p>10.6224</text:p>
          </table:table-cell>
          <table:table-cell office:value-type="float" office:value="11.6456" calcext:value-type="float">
            <text:p>11.6456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2">
          <table:table-cell table:number-columns-repeated="13"/>
        </table:table-row>
        <table:table-row table:style-name="ro2">
          <table:table-cell table:style-name="ce1" office:value-type="string" calcext:value-type="string">
            <text:p>v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hreads #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2">
          <table:table-cell/>
          <table:table-cell office:value-type="float" office:value="23.13" calcext:value-type="float">
            <text:p>23.13</text:p>
          </table:table-cell>
          <table:table-cell office:value-type="float" office:value="13.11" calcext:value-type="float">
            <text:p>13.11</text:p>
          </table:table-cell>
          <table:table-cell office:value-type="float" office:value="9.004" calcext:value-type="float">
            <text:p>9.004</text:p>
          </table:table-cell>
          <table:table-cell office:value-type="float" office:value="8.633" calcext:value-type="float">
            <text:p>8.633</text:p>
          </table:table-cell>
          <table:table-cell office:value-type="float" office:value="9.97" calcext:value-type="float">
            <text:p>9.97</text:p>
          </table:table-cell>
          <table:table-cell office:value-type="float" office:value="10.773" calcext:value-type="float">
            <text:p>10.773</text:p>
          </table:table-cell>
          <table:table-cell table:number-columns-repeated="6"/>
        </table:table-row>
        <table:table-row table:style-name="ro2">
          <table:table-cell/>
          <table:table-cell office:value-type="float" office:value="23.541" calcext:value-type="float">
            <text:p>23.541</text:p>
          </table:table-cell>
          <table:table-cell office:value-type="float" office:value="13.561" calcext:value-type="float">
            <text:p>13.561</text:p>
          </table:table-cell>
          <table:table-cell office:value-type="float" office:value="9.008" calcext:value-type="float">
            <text:p>9.008</text:p>
          </table:table-cell>
          <table:table-cell office:value-type="float" office:value="8.698" calcext:value-type="float">
            <text:p>8.698</text:p>
          </table:table-cell>
          <table:table-cell office:value-type="float" office:value="9.651" calcext:value-type="float">
            <text:p>9.651</text:p>
          </table:table-cell>
          <table:table-cell office:value-type="float" office:value="10.691" calcext:value-type="float">
            <text:p>10.691</text:p>
          </table:table-cell>
          <table:table-cell table:number-columns-repeated="6"/>
        </table:table-row>
        <table:table-row table:style-name="ro2">
          <table:table-cell/>
          <table:table-cell office:value-type="float" office:value="23.125" calcext:value-type="float">
            <text:p>23.125</text:p>
          </table:table-cell>
          <table:table-cell office:value-type="float" office:value="13.369" calcext:value-type="float">
            <text:p>13.369</text:p>
          </table:table-cell>
          <table:table-cell office:value-type="float" office:value="8.923" calcext:value-type="float">
            <text:p>8.923</text:p>
          </table:table-cell>
          <table:table-cell office:value-type="float" office:value="8.541" calcext:value-type="float">
            <text:p>8.541</text:p>
          </table:table-cell>
          <table:table-cell office:value-type="float" office:value="9.691" calcext:value-type="float">
            <text:p>9.691</text:p>
          </table:table-cell>
          <table:table-cell office:value-type="float" office:value="10.356" calcext:value-type="float">
            <text:p>10.356</text:p>
          </table:table-cell>
          <table:table-cell table:number-columns-repeated="6"/>
        </table:table-row>
        <table:table-row table:style-name="ro2">
          <table:table-cell/>
          <table:table-cell office:value-type="float" office:value="22.98" calcext:value-type="float">
            <text:p>22.98</text:p>
          </table:table-cell>
          <table:table-cell office:value-type="float" office:value="13.231" calcext:value-type="float">
            <text:p>13.231</text:p>
          </table:table-cell>
          <table:table-cell office:value-type="float" office:value="8.69" calcext:value-type="float">
            <text:p>8.69</text:p>
          </table:table-cell>
          <table:table-cell office:value-type="float" office:value="8.695" calcext:value-type="float">
            <text:p>8.695</text:p>
          </table:table-cell>
          <table:table-cell office:value-type="float" office:value="9.745" calcext:value-type="float">
            <text:p>9.745</text:p>
          </table:table-cell>
          <table:table-cell office:value-type="float" office:value="10.556" calcext:value-type="float">
            <text:p>10.556</text:p>
          </table:table-cell>
          <table:table-cell table:number-columns-repeated="6"/>
        </table:table-row>
        <table:table-row table:style-name="ro2">
          <table:table-cell/>
          <table:table-cell office:value-type="float" office:value="22.156" calcext:value-type="float">
            <text:p>22.156</text:p>
          </table:table-cell>
          <table:table-cell office:value-type="float" office:value="13.159" calcext:value-type="float">
            <text:p>13.159</text:p>
          </table:table-cell>
          <table:table-cell office:value-type="float" office:value="9.001" calcext:value-type="float">
            <text:p>9.001</text:p>
          </table:table-cell>
          <table:table-cell office:value-type="float" office:value="8.556" calcext:value-type="float">
            <text:p>8.556</text:p>
          </table:table-cell>
          <table:table-cell office:value-type="float" office:value="9.883" calcext:value-type="float">
            <text:p>9.883</text:p>
          </table:table-cell>
          <table:table-cell office:value-type="float" office:value="10.669" calcext:value-type="float">
            <text:p>10.669</text:p>
          </table:table-cell>
          <table:table-cell table:number-columns-repeated="6"/>
        </table:table-row>
        <table:table-row table:style-name="ro2">
          <table:table-cell/>
          <table:table-cell table:number-columns-repeated="6" office:value-type="string" calcext:value-type="string">
            <text:p>M.O</text:p>
          </table:table-cell>
          <table:table-cell table:number-columns-repeated="6"/>
        </table:table-row>
        <table:table-row table:style-name="ro2">
          <table:table-cell/>
          <table:table-cell office:value-type="float" office:value="22.98" calcext:value-type="float">
            <text:p>22.98</text:p>
          </table:table-cell>
          <table:table-cell office:value-type="float" office:value="13.282" calcext:value-type="float">
            <text:p>13.282</text:p>
          </table:table-cell>
          <table:table-cell office:value-type="float" office:value="8.92" calcext:value-type="float">
            <text:p>8.92</text:p>
          </table:table-cell>
          <table:table-cell office:value-type="float" office:value="8.5822" calcext:value-type="float">
            <text:p>8.5822</text:p>
          </table:table-cell>
          <table:table-cell office:value-type="float" office:value="9.788" calcext:value-type="float">
            <text:p>9.788</text:p>
          </table:table-cell>
          <table:table-cell office:value-type="float" office:value="10.609" calcext:value-type="float">
            <text:p>10.60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/00/0000</text:date>, <text:time style:data-style-name="N2" text:time-value="21:56:54.5944782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7T21:02:44.165960914</meta:creation-date>
    <dc:date>2015-05-29T22:11:46.013682267</dc:date>
    <meta:editing-duration>P1DT13H25M34S</meta:editing-duration>
    <meta:editing-cycles>17</meta:editing-cycles>
    <meta:generator>LibreOffice/4.2.7.2$Linux_X86_64 LibreOffice_project/420m0$Build-2</meta:generator>
    <meta:document-statistic meta:table-count="1" meta:cell-count="184" meta:object-count="0"/>
  </office:meta>
</office:document-meta>
</file>